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officeooo:paragraph-rsid="0002bf0c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officeooo:paragraph-rsid="00292aab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officeooo:paragraph-rsid="00059bd9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officeooo:paragraph-rsid="000f9aa2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officeooo:rsid="0002bf0c" officeooo:paragraph-rsid="0002bf0c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3pt" fo:language="fr" fo:country="FR" officeooo:rsid="00197182" officeooo:paragraph-rsid="00197182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officeooo:rsid="00174527" officeooo:paragraph-rsid="0017452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officeooo:rsid="00174527" officeooo:paragraph-rsid="001e2c1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officeooo:rsid="00193204" officeooo:paragraph-rsid="0019320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officeooo:rsid="00193204" officeooo:paragraph-rsid="001e2c1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officeooo:rsid="0002bf0c" officeooo:paragraph-rsid="0002bf0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fo:font-weight="bold" officeooo:rsid="00193204" officeooo:paragraph-rsid="0002bf0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4pt" fo:language="fr" fo:country="FR" fo:font-weight="bold" officeooo:rsid="00193204" officeooo:paragraph-rsid="0019320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fo:language="fr" fo:country="FR" officeooo:paragraph-rsid="00148b17" style:font-size-asian="13pt" style:font-size-complex="13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3pt" fo:language="fr" fo:country="FR" officeooo:rsid="0002bf0c" officeooo:paragraph-rsid="0002bf0c" style:font-size-asian="13pt" style:font-size-complex="13pt"/>
    </style:style>
    <style:style style:name="T1" style:family="text">
      <style:text-properties officeooo:rsid="0002bf0c"/>
    </style:style>
    <style:style style:name="T2" style:family="text">
      <style:text-properties officeooo:rsid="000f9aa2"/>
    </style:style>
    <style:style style:name="T3" style:family="text">
      <style:text-properties fo:color="#000000"/>
    </style:style>
    <style:style style:name="T4" style:family="text">
      <style:text-properties fo:color="#000000" officeooo:rsid="000c5cea"/>
    </style:style>
    <style:style style:name="T5" style:family="text">
      <style:text-properties fo:color="#000000" officeooo:rsid="000bf35f"/>
    </style:style>
    <style:style style:name="T6" style:family="text">
      <style:text-properties fo:color="#000000" officeooo:rsid="00118e24"/>
    </style:style>
    <style:style style:name="T7" style:family="text">
      <style:text-properties fo:color="#000000" officeooo:rsid="00059bd9"/>
    </style:style>
    <style:style style:name="T8" style:family="text">
      <style:text-properties fo:color="#000000" officeooo:rsid="00088cbb"/>
    </style:style>
    <style:style style:name="T9" style:family="text">
      <style:text-properties officeooo:rsid="001d5c6d"/>
    </style:style>
    <style:style style:name="T10" style:family="text">
      <style:text-properties officeooo:rsid="0021d0b7"/>
    </style:style>
    <style:style style:name="T11" style:family="text">
      <style:text-properties officeooo:rsid="0027cace"/>
    </style:style>
    <style:style style:name="T12" style:family="text">
      <style:text-properties fo:font-style="italic" officeooo:rsid="0027cace" style:font-style-asian="italic" style:font-style-complex="italic"/>
    </style:style>
    <style:style style:name="T13" style:family="text">
      <style:text-properties fo:font-style="italic" officeooo:rsid="002b21d5" style:font-style-asian="italic" style:font-style-complex="italic"/>
    </style:style>
    <style:style style:name="T14" style:family="text">
      <style:text-properties fo:font-style="normal" officeooo:rsid="0027cace" style:font-style-asian="normal" style:font-style-complex="normal"/>
    </style:style>
    <style:style style:name="T15" style:family="text">
      <style:text-properties officeooo:rsid="00292aab"/>
    </style:style>
    <style:style style:name="T16" style:family="text">
      <style:text-properties officeooo:rsid="002a851f"/>
    </style:style>
    <style:style style:name="T17" style:family="text">
      <style:text-properties officeooo:rsid="000482e4"/>
    </style:style>
    <style:style style:name="T18" style:family="text">
      <style:text-properties officeooo:rsid="00059bd9"/>
    </style:style>
    <style:style style:name="T19" style:family="text">
      <style:text-properties officeooo:rsid="000c5cea"/>
    </style:style>
    <style:style style:name="T20" style:family="text">
      <style:text-properties officeooo:rsid="00110c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GLIANO Pierluigi</text:p>
      <text:p text:style-name="P9">69 Rue du Docteur Escat, </text:p>
      <text:p text:style-name="P9">13006 Marseille</text:p>
      <text:p text:style-name="P10"><text:tab/><text:tab/><text:tab/><text:tab/><text:tab/><text:tab/><text:tab/><text:tab/><text:tab/>CAMPUS IPSA</text:p>
      <text:p text:style-name="P11"><text:tab/><text:tab/><text:tab/><text:tab/><text:tab/><text:tab/><text:tab/><text:tab/><text:tab/>21 Rue Mirès, </text:p>
      <text:p text:style-name="P11"><text:tab/><text:tab/><text:tab/><text:tab/><text:tab/><text:tab/><text:tab/><text:tab/><text:tab/>13002 Marseille</text:p>
      <text:p text:style-name="P13"/>
      <text:p text:style-name="P13"/>
      <text:p text:style-name="P14">Objet : Lettre de motivation p<text:span text:style-name="T9">ou</text:span>r le poste de <text:span text:style-name="T1">professeur de physique-chimie</text:span></text:p>
      <text:p text:style-name="P12"/>
      <text:p text:style-name="P16">Votre <text:span text:style-name="T16">établissement</text:span> étant actuellement à la recherche d'un professeur de physique-chimie, permettez-moi de vous soumettre ma candidature.</text:p>
      <text:p text:style-name="P6"/>
      <text:p text:style-name="P2"><text:span text:style-name="T1">Depuis septembre 2018, je suis enseignant-formateur en mathématiques et physique-chimie au CFA-COROT de Marseille. </text:span>C'est là que j'ai commencé ma carrière d'enseignant à temps plein<text:span text:style-name="T1">. En effet, je suis un physicien théorique spécialisé en modélisation analytique et numérique, calcul en parallèle et analyse de données dans le domaine de la fusion thermonucléaire.</text:span></text:p>
      <text:p text:style-name="P6"><text:s/></text:p>
      <text:p text:style-name="P3"><text:span text:style-name="T1">J’ai obtenu mes diplômes de licence en Physique Générale et de Master en Physique Théorique de l'</text:span><text:span text:style-name="T14">Université de Milan</text:span><text:span text:style-name="T11"> (Italie) où j’ai terminé mon Master avec un stage d’un an au CNR (</text:span><text:span text:style-name="T12">Consiglio Nazionale delle </text:span><text:span text:style-name="T13">R</text:span><text:span text:style-name="T12">icerche) </text:span><text:span text:style-name="T11">de Milan dans le domaine de la fusion thermonucléaire. Ensuite j’ai fait une thèse de doctorat à l’Université de Bayreuth en Allemagne intitulée “Étude du transport turbulent dû au Gradient de Température Ionique dans les plasmas de tokamak”. </text:span>En décembre 2017, j'ai terminé un contrat de post-doctorat de deux ans et demi à l'<text:span text:style-name="T15">U</text:span>niversité d'Aix-Marseille. Tout au long de ma carrière en tant que chercheur, j'ai donné des cours et suivi des stages et des thèses d'étudiants. En <text:span text:style-name="T15">effet</text:span>, c'est la partie de mon travail qui m'a fait sentir le plus épanouie. <text:span text:style-name="T10">P</text:span>our cette raison, j’ai décidé d’abandonner le <text:span text:style-name="T17">monde de la</text:span> recherche et de me consacrer totalement à l’enseignement.</text:p>
      <text:p text:style-name="P1"/>
      <text:p text:style-name="P15"><text:span text:style-name="T3">Au cours de ma carrière, </text:span><text:span text:style-name="T5">j</text:span><text:span text:style-name="T3">'ai pu acquérir plusieurs compétences dans le domaine de l'enseignement, et je pense avoir construit une bonne expérience qui s'est manifestée dans les bon rés</text:span><text:span text:style-name="T4">u</text:span><text:span text:style-name="T3">ltats de mes élèves. Je suis patient et rigoureux. J'ai une bonne capacité d'adaptation et d'écoute </text:span><text:span text:style-name="T6">et je suis </text:span><text:span text:style-name="T3">capable de comprendre les besoins des </text:span><text:span text:style-name="T7">élèves et de </text:span><text:span text:style-name="T4">l’établissement.</text:span><text:span text:style-name="T7"> Ma passion pour le métier m'amène à montrer une autorité naturelle qui se manifeste dans la rigueur et l'assiduité avec lesquelles les étudiants suivent mes cours. </text:span><text:span text:style-name="T18">J'identifie mon succès comme étant capable de </text:span><text:span text:style-name="T7">capter l’attention de </text:span><text:span text:style-name="T8">mes</text:span><text:span text:style-name="T7"> élèves et </text:span><text:span text:style-name="T8">m</text:span><text:span text:style-name="T7">’adapter aux différents niveaux de ces derniers. Je trouve </text:span><text:span text:style-name="T8">donc </text:span><text:span text:style-name="T7">ma satisfaction dans le développement et l'amélioration de mes compétences pédagogiques et je suis toujours passionné par le défi quotidien de devoir les tester en classe.</text:span></text:p>
      <text:p text:style-name="P4"/>
      <text:p text:style-name="P5">J'ai maintenant pour objectif de pouvoir mettre mes compétences à disposition d'un <text:span text:style-name="T19">établissement</text:span> d<text:span text:style-name="T20">e</text:span> niveau adéquat <text:span text:style-name="T20">à</text:span> ma préparation et mes connaissances. <text:span text:style-name="T16">Étant</text:span> donné ma situation et mon dossier, je pense que <text:span text:style-name="T2">vous</text:span> <text:span text:style-name="T2">pouvez </text:span>m'offrir cette possibilité. </text:p>
      <text:p text:style-name="P5"/>
      <text:p text:style-name="P7">Restant à votre disposition pour toute information complémentaire, je suis disponible pour vous rencontrer lors d’un entretien à votre convenance.</text:p>
      <text:p text:style-name="P7"/>
      <text:p text:style-name="P7">Veuillez agréer, Madame, Monsieur, l’expression de mes sincères salut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9:54:49.872611633</meta:creation-date>
    <dc:date>2019-04-17T09:55:12.557981907</dc:date>
    <meta:editing-duration>PT1H6M44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442" meta:character-count="2904" meta:non-whitespace-character-count="2445"/>
  </office:meta>
</office:document-meta>
</file>